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95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3333" draw:marker-start="Arrow" draw:marker-start-width="0.3cm" draw:marker-end="Circle" draw:marker-end-width="0.3cm" draw:fill="solid" draw:fill-color="#ff3333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8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6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46cm" svg:height="1.679cm" svg:x="13.016cm" svg:y="3.095cm">
          <text:p text:style-name="P1"><text:span text:style-name="T1">Inventory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456cm" svg:height="1.559cm" svg:x="1.131cm" svg:y="6.655cm">
          <text:p text:style-name="P1"><text:span text:style-name="T1">New Item</text:span></text:p>
          <text:p text:style-name="P1"><text:span text:style-name="T1">(Page 5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456cm" svg:height="1.559cm" svg:x="3.881cm" svg:y="6.655cm">
          <text:p text:style-name="P1"><text:span text:style-name="T1">Manage </text:span></text:p>
          <text:p text:style-name="P1"><text:span text:style-name="T1">Items</text:span></text:p>
          <text:p text:style-name="P1"><text:span text:style-name="T1">(Page 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456cm" svg:height="1.559cm" svg:x="20.641cm" svg:y="6.655cm">
          <text:p text:style-name="P1"><text:span text:style-name="T1">Manage</text:span></text:p>
          <text:p text:style-name="P1"><text:span text:style-name="T1">Loans</text:span></text:p>
          <text:p text:style-name="P1"><text:span text:style-name="T1">(Page 5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456cm" svg:height="1.559cm" svg:x="23.391cm" svg:y="6.655cm">
          <text:p text:style-name="P1"><text:span text:style-name="T1">New</text:span></text:p>
          <text:p text:style-name="P1"><text:span text:style-name="T1">PAT Test</text:span></text:p>
          <text:p text:style-name="P1"><text:span text:style-name="T1">(Page 6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.359cm" svg:y1="6.655cm" svg:x2="14.789cm" svg:y2="4.774cm" draw:start-shape="id1" draw:start-glue-point="0" draw:end-shape="id2" draw:end-glue-point="2" svg:d="M2359 6655l12430-1881" svg:viewBox="0 0 12431 1882">
          <text:p/>
        </draw:connector>
        <draw:connector draw:style-name="gr3" draw:text-style-name="P1" draw:layer="layout" draw:type="line" svg:x1="5.109cm" svg:y1="6.655cm" svg:x2="14.789cm" svg:y2="4.774cm" draw:start-shape="id3" draw:start-glue-point="0" draw:end-shape="id2" draw:end-glue-point="2" svg:d="M5109 6655l9680-1881" svg:viewBox="0 0 9681 1882">
          <text:p/>
        </draw:connector>
        <draw:connector draw:style-name="gr3" draw:text-style-name="P1" draw:layer="layout" draw:type="line" svg:x1="21.869cm" svg:y1="6.655cm" svg:x2="14.789cm" svg:y2="4.774cm" draw:start-shape="id4" draw:start-glue-point="0" draw:end-shape="id2" draw:end-glue-point="2" svg:d="M21869 6655l-7080-1881" svg:viewBox="0 0 7081 1882">
          <text:p/>
        </draw:connector>
        <draw:connector draw:style-name="gr3" draw:text-style-name="P1" draw:layer="layout" draw:type="line" svg:x1="24.619cm" svg:y1="6.655cm" svg:x2="14.789cm" svg:y2="4.774cm" draw:start-shape="id5" draw:start-glue-point="0" draw:end-shape="id2" draw:end-glue-point="2" svg:d="M24619 6655l-9830-1881" svg:viewBox="0 0 9831 1882">
          <text:p/>
        </draw:connector>
        <draw:custom-shape draw:style-name="gr2" draw:text-style-name="P2" xml:id="id6" draw:id="id6" draw:layer="layout" svg:width="2.456cm" svg:height="1.559cm" svg:x="6.641cm" svg:y="6.655cm">
          <text:p text:style-name="P1"><text:span text:style-name="T1">New </text:span></text:p>
          <text:p text:style-name="P1"><text:span text:style-name="T1">Customer</text:span></text:p>
          <text:p text:style-name="P1"><text:span text:style-name="T1">(Page 5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2.456cm" svg:height="1.559cm" svg:x="26.091cm" svg:y="6.655cm">
          <text:p text:style-name="P1"><text:span text:style-name="T1">Manage</text:span></text:p>
          <text:p text:style-name="P1"><text:span text:style-name="T1">PAT Tests</text:span></text:p>
          <text:p text:style-name="P1"><text:span text:style-name="T1">(Page 6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456cm" svg:height="1.559cm" svg:x="17.841cm" svg:y="6.655cm">
          <text:p text:style-name="P1"><text:span text:style-name="T1">New </text:span></text:p>
          <text:p text:style-name="P1"><text:span text:style-name="T1">Loan</text:span></text:p>
          <text:p text:style-name="P1"><text:span text:style-name="T1">(Page 5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2.456cm" svg:height="1.559cm" svg:x="9.441cm" svg:y="6.655cm">
          <text:p text:style-name="P1"><text:span text:style-name="T1">Manage </text:span></text:p>
          <text:p text:style-name="P1"><text:span text:style-name="T1">Customers</text:span></text:p>
          <text:p text:style-name="P1"><text:span text:style-name="T1">(Page 5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.869cm" svg:y1="6.655cm" svg:x2="14.789cm" svg:y2="4.774cm" draw:start-shape="id6" draw:start-glue-point="0" draw:end-shape="id2" draw:end-glue-point="2" svg:d="M7869 6655l6920-1881" svg:viewBox="0 0 6921 1882">
          <text:p/>
        </draw:connector>
        <draw:connector draw:style-name="gr3" draw:text-style-name="P1" draw:layer="layout" draw:type="line" svg:x1="10.669cm" svg:y1="6.655cm" svg:x2="14.789cm" svg:y2="4.774cm" draw:start-shape="id7" draw:start-glue-point="0" draw:end-shape="id2" draw:end-glue-point="2" svg:d="M10669 6655l4120-1881" svg:viewBox="0 0 4121 1882">
          <text:p/>
        </draw:connector>
        <draw:connector draw:style-name="gr3" draw:text-style-name="P1" draw:layer="layout" draw:type="line" svg:x1="19.069cm" svg:y1="6.655cm" svg:x2="14.789cm" svg:y2="4.774cm" draw:start-shape="id8" draw:start-glue-point="0" draw:end-shape="id2" draw:end-glue-point="2" svg:d="M19069 6655l-4280-1881" svg:viewBox="0 0 4281 1882">
          <text:p/>
        </draw:connector>
        <draw:connector draw:style-name="gr3" draw:text-style-name="P1" draw:layer="layout" draw:type="line" svg:x1="27.319cm" svg:y1="6.655cm" svg:x2="14.789cm" svg:y2="4.774cm" draw:start-shape="id9" draw:start-glue-point="0" draw:end-shape="id2" draw:end-glue-point="2" svg:d="M27319 6655l-12530-1881" svg:viewBox="0 0 12531 1882">
          <text:p/>
        </draw:connector>
        <draw:custom-shape draw:style-name="gr2" draw:text-style-name="P2" xml:id="id10" draw:id="id10" draw:layer="layout" svg:width="2.456cm" svg:height="1.559cm" svg:x="8.141cm" svg:y="10.655cm">
          <text:p text:style-name="P1"><text:span text:style-name="T1">Change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.597cm" svg:y1="11.434cm" svg:x2="14.789cm" svg:y2="4.774cm" draw:start-shape="id10" draw:end-shape="id2" draw:end-glue-point="2" svg:d="M10597 11434l4192-6660" svg:viewBox="0 0 4193 6661">
          <text:p/>
        </draw:connector>
        <draw:custom-shape draw:style-name="gr2" draw:text-style-name="P2" xml:id="id12" draw:id="id12" draw:layer="layout" svg:width="2.456cm" svg:height="1.559cm" svg:x="5.241cm" svg:y="15.455cm">
          <text:p text:style-name="P1"><text:span text:style-name="T1">Get New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2.456cm" svg:height="1.559cm" svg:x="10.941cm" svg:y="15.455cm">
          <text:p text:style-name="P1"><text:span text:style-name="T1">Validate all</text:span></text:p>
          <text:p text:style-name="P1"><text:span text:style-name="T1">Pass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2.456cm" svg:height="1.559cm" svg:x="2.341cm" svg:y="15.455cm">
          <text:p text:style-name="P1"><text:span text:style-name="T1">Get Old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2.456cm" svg:height="1.559cm" svg:x="14.041cm" svg:y="15.455cm">
          <text:p text:style-name="P1"><text:span text:style-name="T1">Set New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3.569cm" svg:y1="15.455cm" svg:x2="9.369cm" svg:y2="12.214cm" draw:start-shape="id11" draw:start-glue-point="0" draw:end-shape="id10" draw:end-glue-point="2" svg:d="M3569 15455l5800-3241" svg:viewBox="0 0 5801 3242">
          <text:p/>
        </draw:connector>
        <draw:connector draw:style-name="gr3" draw:text-style-name="P1" draw:layer="layout" draw:type="line" svg:x1="6.469cm" svg:y1="15.455cm" svg:x2="9.369cm" svg:y2="12.214cm" draw:start-shape="id12" draw:start-glue-point="0" draw:end-shape="id10" draw:end-glue-point="2" svg:d="M6469 15455l2900-3241" svg:viewBox="0 0 2901 3242">
          <text:p/>
        </draw:connector>
        <draw:connector draw:style-name="gr3" draw:text-style-name="P1" draw:layer="layout" draw:type="line" svg:x1="12.169cm" svg:y1="15.455cm" svg:x2="9.369cm" svg:y2="12.214cm" draw:start-shape="id13" draw:start-glue-point="0" draw:end-shape="id10" draw:end-glue-point="2" svg:d="M12169 15455l-2800-3241" svg:viewBox="0 0 2801 3242">
          <text:p/>
        </draw:connector>
        <draw:connector draw:style-name="gr3" draw:text-style-name="P1" draw:layer="layout" draw:type="line" svg:x1="15.269cm" svg:y1="15.455cm" svg:x2="9.369cm" svg:y2="12.214cm" draw:start-shape="id14" draw:start-glue-point="0" draw:end-shape="id10" draw:end-glue-point="2" svg:d="M15269 15455l-5900-3241" svg:viewBox="0 0 5901 3242">
          <text:p/>
        </draw:connector>
        <draw:custom-shape draw:style-name="gr2" draw:text-style-name="P2" xml:id="id15" draw:id="id15" draw:layer="layout" svg:width="2.456cm" svg:height="1.559cm" svg:x="18.941cm" svg:y="10.655cm">
          <text:p text:style-name="P1"><text:span text:style-name="T1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941cm" svg:y1="11.434cm" svg:x2="14.789cm" svg:y2="4.774cm" draw:start-shape="id15" svg:d="M18941 11434l-4152-6660" svg:viewBox="0 0 4153 6661">
          <text:p/>
        </draw:connector>
        <draw:custom-shape draw:style-name="gr2" draw:text-style-name="P2" xml:id="id16" draw:id="id16" draw:layer="layout" svg:width="2.456cm" svg:height="1.559cm" svg:x="18.941cm" svg:y="15.455cm">
          <text:p text:style-name="P1"><text:span text:style-name="T1">Get Logout</text:span></text:p>
          <text:p text:style-name="P1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169cm" svg:y1="15.455cm" svg:x2="20.169cm" svg:y2="12.214cm" draw:start-shape="id16" draw:start-glue-point="0" draw:end-shape="id15" draw:end-glue-point="2" svg:d="M20169 15455v-3241" svg:viewBox="0 0 1 3242">
          <text:p/>
        </draw:connector>
        <draw:line draw:style-name="gr4" draw:text-style-name="P1" draw:layer="layout" svg:x1="19.9cm" svg:y1="12.6cm" svg:x2="19.9cm" svg:y2="14.3cm">
          <text:p/>
        </draw:line>
        <draw:frame draw:style-name="gr5" draw:text-style-name="P3" draw:layer="layout" svg:width="1.582cm" svg:height="0.721cm" svg:x="18.1cm" svg:y="13.2cm">
          <draw:text-box>
            <text:p><text:span text:style-name="T1">L.O.S</text:span></text:p>
          </draw:text-box>
        </draw:frame>
        <draw:line draw:style-name="gr4" draw:text-style-name="P1" draw:layer="layout" svg:x1="17.1cm" svg:y1="8.8cm" svg:x2="18.6cm" svg:y2="11.2cm">
          <text:p/>
        </draw:line>
        <draw:frame draw:style-name="gr5" draw:text-style-name="P3" draw:layer="layout" svg:width="1.582cm" svg:height="0.721cm" svg:x="16.225cm" svg:y="10.1cm">
          <draw:text-box>
            <text:p><text:span text:style-name="T1">L.O.S</text:span></text:p>
          </draw:text-box>
        </draw:frame>
        <draw:connector draw:style-name="gr3" draw:text-style-name="P1" draw:layer="layout" draw:type="line" svg:x1="14.789cm" svg:y1="3.095cm" svg:x2="14.809cm" svg:y2="1.998cm" draw:start-shape="id2" draw:start-glue-point="0" draw:end-shape="id17" draw:end-glue-point="2" svg:d="M14789 3095l20-1097" svg:viewBox="0 0 21 1098">
          <text:p/>
        </draw:connector>
        <draw:frame draw:style-name="gr6" draw:text-style-name="P4" xml:id="id17" draw:id="id17" draw:layer="layout" svg:width="2.369cm" svg:height="0.798cm" svg:x="13.625cm" svg:y="1.2cm">
          <draw:text-box>
            <text:p><text:span text:style-name="T2">Page 51</text:span></text:p>
          </draw:text-box>
        </draw:frame>
        <draw:line draw:style-name="gr4" draw:text-style-name="P1" draw:layer="layout" svg:x1="14.65cm" svg:y1="2cm" svg:x2="14.65cm" svg:y2="2.917cm">
          <text:p/>
        </draw:line>
        <draw:frame draw:style-name="gr5" draw:text-style-name="P3" draw:layer="layout" svg:width="1.582cm" svg:height="0.721cm" svg:x="12.85cm" svg:y="2.2cm">
          <draw:text-box>
            <text:p><text:span text:style-name="T1">L.O.S</text:span></text:p>
          </draw:text-box>
        </draw:frame>
        <draw:line draw:style-name="gr4" draw:text-style-name="P1" draw:layer="layout" svg:x1="8cm" svg:y1="12.8cm" svg:x2="5.875cm" svg:y2="14cm">
          <text:p/>
        </draw:line>
        <draw:frame draw:style-name="gr7" draw:text-style-name="P3" draw:layer="layout" svg:width="1.23cm" svg:height="0.721cm" svg:x="5.775cm" svg:y="12.6cm">
          <draw:text-box>
            <text:p><text:span text:style-name="T1">O.P</text:span></text:p>
          </draw:text-box>
        </draw:frame>
        <draw:line draw:style-name="gr4" draw:text-style-name="P1" draw:layer="layout" svg:x1="8.7cm" svg:y1="12.8cm" svg:x2="6.9cm" svg:y2="14.7cm">
          <text:p/>
        </draw:line>
        <draw:frame draw:style-name="gr8" draw:text-style-name="P3" draw:layer="layout" svg:width="1.209cm" svg:height="0.721cm" svg:x="6.276cm" svg:y="13.7cm">
          <draw:text-box>
            <text:p><text:span text:style-name="T1">N.P</text:span></text:p>
          </draw:text-box>
        </draw:frame>
        <draw:custom-shape draw:style-name="gr2" draw:text-style-name="P2" xml:id="id18" draw:id="id18" draw:layer="layout" svg:width="2.456cm" svg:height="1.559cm" svg:x="8.141cm" svg:y="15.455cm">
          <text:p text:style-name="P1"><text:span text:style-name="T1">Confirm New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9.369cm" svg:y1="15.455cm" svg:x2="9.369cm" svg:y2="12.214cm" draw:start-shape="id18" draw:start-glue-point="0" draw:end-shape="id10" draw:end-glue-point="2" svg:d="M9369 15455v-3241" svg:viewBox="0 0 1 3242">
          <text:p/>
        </draw:connector>
        <draw:line draw:style-name="gr4" draw:text-style-name="P1" draw:layer="layout" svg:x1="9.2cm" svg:y1="12.6cm" svg:x2="9.2cm" svg:y2="14.9cm">
          <text:p/>
        </draw:line>
        <draw:frame draw:style-name="gr9" draw:text-style-name="P3" draw:layer="layout" svg:width="1.628cm" svg:height="0.721cm" svg:x="7.576cm" svg:y="14cm">
          <draw:text-box>
            <text:p><text:span text:style-name="T1">C.N.P</text:span></text:p>
          </draw:text-box>
        </draw:frame>
        <draw:frame draw:style-name="gr10" draw:text-style-name="P3" draw:layer="layout" svg:width="2.7cm" svg:height="1.661cm" svg:x="11.3cm" svg:y="13.7cm">
          <draw:text-box>
            <text:p><text:span text:style-name="T1">O.P</text:span></text:p>
            <text:p><text:span text:style-name="T1"><text:s text:c="2"/></text:span><text:span text:style-name="T1">N.P</text:span></text:p>
            <text:p><text:span text:style-name="T1"><text:s text:c="6"/></text:span><text:span text:style-name="T1">C.N.P</text:span></text:p>
          </draw:text-box>
        </draw:frame>
        <draw:line draw:style-name="gr4" draw:text-style-name="P1" draw:layer="layout" svg:x1="12.364cm" svg:y1="15.432cm" svg:x2="10.9cm" svg:y2="13.7cm">
          <text:p/>
        </draw:line>
        <draw:line draw:style-name="gr4" draw:text-style-name="P1" draw:layer="layout" svg:x1="9.9cm" svg:y1="13.2cm" svg:x2="11.2cm" svg:y2="14.9cm">
          <text:p/>
        </draw:line>
        <draw:frame draw:style-name="gr11" draw:text-style-name="P3" draw:layer="layout" svg:width="1.145cm" svg:height="0.721cm" svg:x="9.577cm" svg:y="14cm">
          <draw:text-box>
            <text:p><text:span text:style-name="T1">V.P</text:span></text:p>
          </draw:text-box>
        </draw:frame>
        <draw:line draw:style-name="gr4" draw:text-style-name="P1" draw:layer="layout" svg:x1="12.6cm" svg:y1="13.7cm" svg:x2="10.076cm" svg:y2="12.321cm">
          <text:p/>
        </draw:line>
        <draw:frame draw:style-name="gr12" draw:text-style-name="P3" draw:layer="layout" svg:width="2.149cm" svg:height="1.191cm" svg:x="10.578cm" svg:y="12.1cm">
          <draw:text-box>
            <text:p><text:span text:style-name="T1">V.P</text:span></text:p>
            <text:p><text:span text:style-name="T1"><text:s text:c="8"/></text:span><text:span text:style-name="T1">N.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1:06:09.432000000</meta:creation-date>
    <dc:date>2015-01-16T10:03:10.118935000</dc:date>
    <meta:editing-duration>PT38M6S</meta:editing-duration>
    <meta:editing-cycles>18</meta:editing-cycles>
    <meta:generator>LibreOffice/4.3.5.2$MacOSX_x86 LibreOffice_project/3a87456aaa6a95c63eea1c1b3201acedf0751bd5</meta:generator>
    <meta:document-statistic meta:object-count="53"/>
  </office:meta>
</office:document-meta>
</file>